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00f5b" officeooo:paragraph-rsid="00100f5b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rsid="00100f5b" officeooo:paragraph-rsid="00100f5b"/>
    </style:style>
    <style:style style:name="P5" style:family="paragraph" style:parent-style-name="Azione_20_attore">
      <style:text-properties officeooo:rsid="00100f5b" officeooo:paragraph-rsid="00100f5b"/>
    </style:style>
    <style:style style:name="P6" style:family="paragraph" style:parent-style-name="Azione_20_sistema">
      <style:text-properties officeooo:rsid="00100f5b" officeooo:paragraph-rsid="00100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Elenco menù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impiegato asil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65135" text:style-name="Numerazione_20_UC">
              <text:list-item text:start-value="1">
                <text:p text:style-name="P5">L'impiegato accede alla sezione per visualizzare l'elenco dei bambini con i relativi piani pasto.</text:p>
              </text:list-item>
              <text:list-item>
                <text:p text:style-name="P6">Il sistema visualizza l'elenco di tutti i piani-pasto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visualizza l'elenco di tutti i piani-pas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i piani-pasto o il relativo messaggio di errore deve essere visualizzato entro 20 secondi;</text:p>
          </table:table-cell>
        </table:table-row>
      </table:table>
      <text:p text:style-name="P3">Visualizzazione di tutti i menù per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1:45:33.55</meta:creation-date>
    <meta:editing-duration>P0D</meta:editing-duration>
    <meta:editing-cycles>2</meta:editing-cycles>
    <meta:generator>LibreOffice/3.6$Windows_x86 LibreOffice_project/da8c1e6-fd468f4-454e206-f42a4a9-143cfd</meta:generator>
    <dc:date>2012-10-24T21:54:13.92</dc:date>
    <meta:document-statistic meta:table-count="1" meta:image-count="0" meta:object-count="0" meta:page-count="1" meta:paragraph-count="16" meta:word-count="97" meta:character-count="655" meta:non-whitespace-character-count="576"/>
  </office:meta>
</office:document-meta>
</file>